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48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9.3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ackground-color="#35526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8" style:family="table-cell" style:parent-style-name="Default" style:data-style-name="N0">
      <style:table-cell-properties fo:border-bottom="0.06pt solid #000000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9" style:family="table-cell" style:parent-style-name="Default" style:data-style-name="N0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1" style:family="table-cell" style:parent-style-name="Default" style:data-style-name="N0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0.06pt double-thin #000000" style:border-line-width-left="0.018cm 0.004cm 0.018cm" fo:border-right="0.06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0" style:family="table-cell" style:parent-style-name="Default" style:data-style-name="N0">
      <style:text-properties fo:color="#355269"/>
    </style:style>
    <style:style style:name="ce26" style:family="table-cell" style:parent-style-name="Default" style:data-style-name="N0">
      <style:table-cell-properties fo:border-bottom="none" fo:background-color="#355269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0">
      <style:table-cell-properties fo:border-bottom="none" fo:border-left="1.11pt double-thin #000000" style:border-line-width-left="0.018cm 0.004cm 0.018cm" fo:border-right="1.11pt double-thin #000000" style:border-line-width-right="0.018cm 0.004cm 0.018cm" fo:border-top="0.06pt solid #000000"/>
      <style:text-properties fo:color="#355269" fo:font-style="normal" style:font-style-asian="normal" style:font-style-complex="normal"/>
    </style:style>
    <style:style style:name="ce28" style:family="table-cell" style:parent-style-name="Default" style:data-style-name="N0">
      <style:table-cell-properties fo:border-bottom="0.06pt solid #000000" fo:border-left="1.11pt double-thin #000000" style:border-line-width-left="0.018cm 0.004cm 0.018cm" fo:border-right="1.11pt double-thin #000000" style:border-line-width-right="0.018cm 0.004cm 0.018cm" fo:border-top="0.06pt solid #000000"/>
      <style:text-properties fo:color="#355269" style:text-underline-style="none"/>
    </style:style>
    <style:style style:name="ce29" style:family="table-cell" style:parent-style-name="Default" style:data-style-name="N0">
      <style:table-cell-properties fo:border-bottom="1.11pt double-thin #000000" style:border-line-width-bottom="0.018cm 0.004cm 0.018cm" fo:border-left="1.11pt double-thin #000000" style:border-line-width-left="0.018cm 0.004cm 0.018cm" fo:border-right="1.11pt double-thin #000000" style:border-line-width-right="0.018cm 0.004cm 0.018cm" fo:border-top="none"/>
      <style:text-properties fo:color="#ff4000"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355269" fo:border="1.11pt double-thin #000000" style:border-line-width="0.018cm 0.004cm 0.018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fo:border="1.11pt double-thin #000000" style:border-line-width="0.018cm 0.004cm 0.018cm"/>
      <style:text-properties fo:color="#ff4000" fo:font-style="normal" style:font-style-asian="normal" style:font-style-complex="normal"/>
    </style:style>
    <style:style style:name="ce16" style:family="table-cell" style:parent-style-name="Default" style:data-style-name="N0">
      <style:text-properties fo:color="#ff0000"/>
    </style:style>
    <style:style style:name="ce33" style:family="table-cell" style:parent-style-name="Default" style:data-style-name="N0">
      <style:table-cell-properties fo:border-bottom="0.06pt solid #000000" fo:background-color="#355269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000000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127622" fo:border-left="1.11pt double-thin #000000" style:border-line-width-left="0.018cm 0.004cm 0.018cm" fo:border-right="none" fo:border-top="none"/>
      <style:text-properties fo:color="#ffffff" style:text-underline-style="solid" style:text-underline-width="auto" style:text-underline-color="font-color"/>
    </style:style>
    <style:style style:name="ce36" style:family="table-cell" style:parent-style-name="Default" style:data-style-name="N0">
      <style:table-cell-properties fo:border-bottom="none" fo:background-color="#355269" fo:border-left="none" fo:border-right="1.11pt double-thin #000000" style:border-line-width-right="0.018cm 0.004cm 0.018cm" fo:border-top="none"/>
      <style:text-properties fo:color="#ffffff" style:text-underline-style="solid" style:text-underline-width="auto" style:text-underline-color="font-color"/>
    </style:style>
    <style:style style:name="ce37" style:family="table-cell" style:parent-style-name="Default">
      <style:table-cell-properties fo:border-bottom="none" fo:border-left="1.11pt double-thin #000000" style:border-line-width-left="0.018cm 0.004cm 0.018cm" fo:border-right="1.11pt double-thin #000000" style:border-line-width-right="0.018cm 0.004cm 0.018cm" fo:border-top="none"/>
    </style:style>
    <style:style style:name="ce38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1.11pt double-thin #000000" style:border-line-width-right="0.018cm 0.004cm 0.018cm" fo:border-top="none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0.06pt solid #000000" fo:background-color="#127622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127622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  <style:text-properties fo:color="#127622"/>
    </style:style>
    <style:style style:name="ce2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87cm" fo:min-width="0.132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6" table:default-cell-style-name="ce1"/>
        <table:table-row table:style-name="ro1"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Controller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5" office:value-type="string" calcext:value-type="string">
            <text:p><text:s/>- view : View</text:p>
          </table:table-cell>
          <table:table-cell table:style-name="ce40"/>
          <table:table-cell table:style-name="ce41" office:value-type="string" calcext:value-type="string">
            <text:p>View</text:p>
          </table:table-cell>
          <table:table-cell/>
          <table:table-cell office:value-type="string" calcext:value-type="string">
            <text:p>Enums:</text:p>
          </table:table-cell>
          <table:table-cell table:style-name="ce23" office:value-type="string" calcext:value-type="string">
            <text:p>Typ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33"/>
          <table:table-cell table:style-name="ce36" office:value-type="string" calcext:value-type="string">
            <text:p><text:s/>- model : Model</text:p>
          </table:table-cell>
          <table:table-cell/>
          <table:table-cell table:style-name="ce22" office:value-type="string" calcext:value-type="string">
            <text:p>(JavaFX)s</text:p>
          </table:table-cell>
          <table:table-cell table:number-columns-repeated="2"/>
          <table:table-cell table:style-name="ce23" office:value-type="string" calcext:value-type="string">
            <text:p>Team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board : Hashtable&lt;int[], Piece&gt;(32)</text:p>
          </table:table-cell>
          <table:table-cell/>
          <table:table-cell table:style-name="ce37" office:value-type="string" calcext:value-type="string">
            <text:p><text:s/>+ convertCoord(int[]) : String</text:p>
          </table:table-cell>
          <table:table-cell/>
          <table:table-cell table:style-name="Default"/>
          <table:table-cell table:number-columns-repeated="2"/>
          <table:table-cell table:style-name="ce23" office:value-type="string" calcext:value-type="string">
            <text:p>SetupBoard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captured : ArrayList&lt;Piece&gt;</text:p>
          </table:table-cell>
          <table:table-cell/>
          <table:table-cell table:style-name="ce37" office:value-type="string" calcext:value-type="string">
            <text:p><text:s/>+ convertCoord(String): int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layout : Layout</text:p>
          </table:table-cell>
          <table:table-cell/>
          <table:table-cell table:style-name="ce37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- teamNames : String[2]</text:p>
          </table:table-cell>
          <table:table-cell/>
          <table:table-cell table:style-name="ce37" office:value-type="string" calcext:value-type="string">
            <text:p>Chess_Intro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5"/>
          <table:table-cell/>
          <table:table-cell table:style-name="ce37" office:value-type="string" calcext:value-type="string">
            <text:p>Chess_PlayerSelection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Model(Layout)</text:p>
          </table:table-cell>
          <table:table-cell/>
          <table:table-cell table:style-name="ce38" office:value-type="string" calcext:value-type="string">
            <text:p>Chess_RenderChessboard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/>
          <table:table-cell/>
          <table:table-cell table:style-name="ce2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capture(int[]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<text:s/>+ getCaptured() : ArrayList&lt;Piece&gt;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+ getTeamNames() : String[]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- setTeamNames(String[]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3" office:value-type="string" calcext:value-type="string">
            <text:p><text:s/>+ getLayout() : Layou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<text:s/>- setLayout(Layout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number-columns-repeated="1010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getBoard() : Hashtable&lt;int[], Piece&gt;(32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- setBoard();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6" office:value-type="string" calcext:value-type="string">
            <text:p>Piec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7" office:value-type="string" calcext:value-type="string">
            <text:p><text:s/>- type : Typ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string" calcext:value-type="string">
            <text:p><text:s/>- team : Tea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Piece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getTeam() : Tea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setTeam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9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custom-shape draw:z-index="0" draw:style-name="gr1" draw:text-style-name="P1" svg:width="0.262cm" svg:height="2.137cm" svg:x="4.188cm" svg:y="0.35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010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2"/>
          <table:table-cell table:style-name="ce30" office:value-type="string" calcext:value-type="string">
            <text:p>Kin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1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2"/>
          <table:table-cell table:style-name="ce16" office:value-type="string" calcext:value-type="string">
            <text:p>etc</text:p>
          </table:table-cell>
          <table:table-cell table:number-columns-repeated="1010"/>
        </table:table-row>
        <table:table-row table:style-name="ro1" table:number-rows-repeated="16"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0"/>
        </table:table-row>
        <table:table-row table:style-name="ro1" table:number-rows-repeated="1048515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4:28:45.137702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eter M</meta:initial-creator>
    <meta:creation-date>2022-01-21T18:19:13Z</meta:creation-date>
    <dc:date>2022-01-30T15:27:56.846827823</dc:date>
    <meta:editing-duration>PT1H32M57S</meta:editing-duration>
    <meta:editing-cycles>82</meta:editing-cycles>
    <meta:document-statistic meta:table-count="1" meta:cell-count="38" meta:object-count="1"/>
  </office:meta>
</office:document-meta>
</file>